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2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3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3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3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3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3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ae8838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3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4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4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4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4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4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4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4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4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b622b9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3a12f1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b622b9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officeooo:paragraph-rsid="00bdc77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 fo:background-color="transparent"/>
    </style:style>
    <style:style style:name="P5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93b5f7" officeooo:paragraph-rsid="00a6e346" fo:background-color="transparent"/>
    </style:style>
    <style:style style:name="P5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a6eae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T1" style:family="text">
      <style:text-properties fo:color="#000000" style:font-name="monospace" fo:font-size="10pt" officeooo:rsid="0026793c" style:font-size-asian="10pt" style:font-size-complex="10pt"/>
    </style:style>
    <style:style style:name="T2" style:family="text">
      <style:text-properties fo:color="#000000" style:font-name="monospace" fo:font-size="10pt" officeooo:rsid="002c2d66" style:font-size-asian="10pt" style:font-size-complex="10pt"/>
    </style:style>
    <style:style style:name="T3" style:family="text">
      <style:text-properties fo:color="#000000" style:font-name="monospace" fo:font-size="10pt" officeooo:rsid="002f1d64" style:font-size-asian="10pt" style:font-size-complex="10pt"/>
    </style:style>
    <style:style style:name="T4" style:family="text">
      <style:text-properties fo:color="#000000" style:font-name="monospace" fo:font-size="10pt" officeooo:rsid="00411d20" style:font-size-asian="10pt" style:font-size-complex="10pt"/>
    </style:style>
    <style:style style:name="T5" style:family="text">
      <style:text-properties fo:color="#000000" style:font-name="monospace" fo:font-size="10pt" officeooo:rsid="00413e70" style:font-size-asian="10pt" style:font-size-complex="10pt"/>
    </style:style>
    <style:style style:name="T6" style:family="text">
      <style:text-properties fo:color="#000000" style:font-name="monospace" fo:font-size="10pt" officeooo:rsid="00414532" style:font-size-asian="10pt" style:font-size-complex="10pt"/>
    </style:style>
    <style:style style:name="T7" style:family="text">
      <style:text-properties fo:color="#000000" fo:font-weight="normal" officeooo:rsid="00767cc5" style:font-weight-asian="normal" style:font-weight-complex="normal"/>
    </style:style>
    <style:style style:name="T8" style:family="text">
      <style:text-properties fo:color="#000000" fo:font-weight="normal" officeooo:rsid="0078dcb4" style:font-weight-asian="normal" style:font-weight-complex="normal"/>
    </style:style>
    <style:style style:name="T9" style:family="text">
      <style:text-properties fo:color="#000000" fo:font-weight="normal" officeooo:rsid="007b4d12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3" style:family="text">
      <style:text-properties fo:color="#000000" style:font-name="dejavu sans mono" officeooo:rsid="00767cc5" style:font-weight-asian="normal" style:font-weight-complex="normal"/>
    </style:style>
    <style:style style:name="T14" style:family="text">
      <style:text-properties fo:color="#000000" style:font-name="dejavu sans mono" officeooo:rsid="00b76ac4" style:font-weight-asian="normal" style:font-weight-complex="normal"/>
    </style:style>
    <style:style style:name="T15" style:family="text">
      <style:text-properties fo:color="#000000" style:font-name="dejavu sans mono" officeooo:rsid="00ba6eae" style:font-weight-asian="normal" style:font-weight-complex="normal"/>
    </style:style>
    <style:style style:name="T16" style:family="text">
      <style:text-properties fo:color="#000000" style:font-name="dejavu sans mono" officeooo:rsid="00b8a4cd" style:font-weight-asian="normal" style:font-weight-complex="normal"/>
    </style:style>
    <style:style style:name="T17" style:family="text">
      <style:text-properties fo:color="#000000" style:font-name="dejavu sans mono" officeooo:rsid="00be778d" style:font-weight-asian="normal" style:font-weight-complex="normal"/>
    </style:style>
    <style:style style:name="T18" style:family="text">
      <style:text-properties fo:color="#000000" style:font-name="dejavu sans mono" officeooo:rsid="00c10a8c" style:font-weight-asian="normal" style:font-weight-complex="normal"/>
    </style:style>
    <style:style style:name="T19" style:family="text">
      <style:text-properties fo:color="#000000" style:font-name="dejavu sans mono" officeooo:rsid="00c2bcfb" style:font-weight-asian="normal" style:font-weight-complex="normal"/>
    </style:style>
    <style:style style:name="T20" style:family="text">
      <style:text-properties fo:color="#000000" style:font-name="dejavu sans mono" fo:font-style="italic" officeooo:rsid="00b69ae6" style:font-style-asian="italic" style:font-weight-asian="normal" style:font-style-complex="italic" style:font-weight-complex="normal"/>
    </style:style>
    <style:style style:name="T21" style:family="text">
      <style:text-properties fo:color="#000000" style:font-name="dejavu sans mono" fo:font-style="italic" officeooo:rsid="00bfed9b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23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24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25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26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27" style:family="text"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29" style:family="text">
      <style:text-properties fo:font-variant="normal" fo:text-transform="none" fo:color="#000000" style:font-name="dejavu sans mono" fo:font-size="10pt" fo:letter-spacing="normal" fo:font-style="normal" fo:font-weight="normal" officeooo:rsid="00767cc5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style:font-name="dejavu sans mono" fo:font-size="10pt" fo:letter-spacing="normal" fo:font-style="normal" fo:font-weight="normal" officeooo:rsid="00b8a4cd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000000" style:font-name="dejavu sans mono" fo:font-size="10pt" fo:letter-spacing="normal" fo:font-style="normal" fo:font-weight="normal" officeooo:rsid="00b76ac4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00" style:font-name="dejavu sans mono" fo:font-size="10pt" fo:letter-spacing="normal" fo:font-style="normal" fo:font-weight="normal" officeooo:rsid="00ba6eae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000000" style:font-name="dejavu sans mono" fo:font-size="10pt" fo:letter-spacing="normal" fo:font-style="normal" fo:font-weight="normal" officeooo:rsid="00c2bcfb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00" style:font-name="dejavu sans mono" fo:font-size="10pt" fo:letter-spacing="normal" fo:font-style="normal" fo:font-weight="normal" officeooo:rsid="00c3ba02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000000" style:font-name="dejavu sans mono" fo:font-size="10pt" fo:letter-spacing="normal" fo:font-style="normal" fo:font-weight="normal" officeooo:rsid="00c3ba02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37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38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39" style:family="text">
      <style:text-properties fo:font-variant="normal" fo:text-transform="none" fo:color="#000000" style:font-name="dejavu sans mono" fo:font-size="10pt" fo:letter-spacing="normal" fo:font-style="italic" fo:font-weight="normal" officeooo:rsid="00b69ae6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color="#999999" officeooo:rsid="0026793c"/>
    </style:style>
    <style:style style:name="T41" style:family="text">
      <style:text-properties fo:color="#999999" officeooo:rsid="002b4312"/>
    </style:style>
    <style:style style:name="T42" style:family="text">
      <style:text-properties fo:color="#999999" officeooo:rsid="00299511" style:font-size-asian="10pt" style:font-size-complex="10pt"/>
    </style:style>
    <style:style style:name="T43" style:family="text">
      <style:text-properties officeooo:rsid="0026793c"/>
    </style:style>
    <style:style style:name="T44" style:family="text">
      <style:text-properties fo:color="#00a933"/>
    </style:style>
    <style:style style:name="T45" style:family="text">
      <style:text-properties fo:color="#00a933" officeooo:rsid="00450c81"/>
    </style:style>
    <style:style style:name="T46" style:family="text">
      <style:text-properties fo:color="#00a933" officeooo:rsid="00449123"/>
    </style:style>
    <style:style style:name="T47" style:family="text">
      <style:text-properties fo:color="#00a933" officeooo:rsid="00406ee0"/>
    </style:style>
    <style:style style:name="T48" style:family="text">
      <style:text-properties fo:color="#00a933" officeooo:rsid="004857e7"/>
    </style:style>
    <style:style style:name="T49" style:family="text">
      <style:text-properties fo:color="#00a933" officeooo:rsid="0049c045"/>
    </style:style>
    <style:style style:name="T50" style:family="text">
      <style:text-properties fo:color="#00a933" officeooo:rsid="00449123" fo:background-color="transparent" loext:char-shading-value="0"/>
    </style:style>
    <style:style style:name="T51" style:family="text">
      <style:text-properties fo:color="#00a933" officeooo:rsid="00392ba4" fo:background-color="transparent" loext:char-shading-value="0"/>
    </style:style>
    <style:style style:name="T52" style:family="text">
      <style:text-properties fo:color="#00a933" officeooo:rsid="0049c045" fo:background-color="transparent" loext:char-shading-value="0"/>
    </style:style>
    <style:style style:name="T53" style:family="text">
      <style:text-properties officeooo:rsid="00449123"/>
    </style:style>
    <style:style style:name="T54" style:family="text">
      <style:text-properties officeooo:rsid="0049c045"/>
    </style:style>
    <style:style style:name="T55" style:family="text">
      <style:text-properties fo:font-weight="normal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7" style:family="text">
      <style:text-properties officeooo:rsid="004cccdf"/>
    </style:style>
    <style:style style:name="T58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59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60" style:family="text">
      <style:text-properties fo:color="#c0c0c0"/>
    </style:style>
    <style:style style:name="T61" style:family="text">
      <style:text-properties fo:color="#000080"/>
    </style:style>
    <style:style style:name="T62" style:family="text">
      <style:text-properties officeooo:rsid="0020edfd" style:font-size-asian="10pt" style:font-size-complex="10pt"/>
    </style:style>
    <style:style style:name="T63" style:family="text">
      <style:text-properties fo:font-weight="bold" style:font-size-asian="10pt" style:font-weight-asian="bold" style:font-size-complex="10pt" style:font-weight-complex="bold"/>
    </style:style>
    <style:style style:name="T64" style:family="text">
      <style:text-properties fo:font-weight="bold" officeooo:rsid="0020edfd" style:font-size-asian="10pt" style:font-weight-asian="bold" style:font-size-complex="10pt" style:font-weight-complex="bold"/>
    </style:style>
    <style:style style:name="T65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6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67" style:family="text">
      <style:text-properties fo:color="#c9211e" officeooo:rsid="003a12f1"/>
    </style:style>
    <style:style style:name="T68" style:family="text">
      <style:text-properties fo:color="#c9211e" officeooo:rsid="009560fb"/>
    </style:style>
    <style:style style:name="T69" style:family="text">
      <style:text-properties officeooo:rsid="007b4d12" style:font-weight-asian="normal" style:font-weight-complex="normal"/>
    </style:style>
    <style:style style:name="T70" style:family="text">
      <style:text-properties officeooo:rsid="00767cc5" style:font-weight-asian="normal" style:font-weight-complex="normal"/>
    </style:style>
    <style:style style:name="T71" style:family="text">
      <style:text-properties officeooo:rsid="0078dcb4" style:font-weight-asian="normal" style:font-weight-complex="normal"/>
    </style:style>
    <style:style style:name="T72" style:family="text">
      <style:text-properties officeooo:rsid="00b69ae6" style:font-weight-asian="normal" style:font-weight-complex="normal"/>
    </style:style>
    <style:style style:name="T73" style:family="text">
      <style:text-properties officeooo:rsid="00b76ac4" style:font-weight-asian="normal" style:font-weight-complex="normal"/>
    </style:style>
    <style:style style:name="T74" style:family="text">
      <style:text-properties officeooo:rsid="00b8a4cd" style:font-weight-asian="normal" style:font-weight-complex="normal"/>
    </style:style>
    <style:style style:name="T75" style:family="text">
      <style:text-properties style:font-name="Ubuntu Beta" fo:font-size="10.5pt" officeooo:rsid="007b4d12" style:font-weight-asian="normal" style:font-weight-complex="normal"/>
    </style:style>
    <style:style style:name="T76" style:family="text">
      <style:text-properties fo:background-color="#ffff00" loext:char-shading-value="0"/>
    </style:style>
    <style:style style:name="T77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78" style:family="text">
      <style:text-properties officeooo:rsid="009560fb"/>
    </style:style>
    <style:style style:name="T79" style:family="text">
      <style:text-properties officeooo:rsid="003a12f1"/>
    </style:style>
    <style:style style:name="T80" style:family="text">
      <style:text-properties officeooo:rsid="0096ece9"/>
    </style:style>
    <style:style style:name="T81" style:family="text">
      <style:text-properties fo:background-color="transparent" loext:char-shading-value="0"/>
    </style:style>
    <style:style style:name="T82" style:family="text">
      <style:text-properties style:font-name="Consolas" officeooo:rsid="00767cc5" style:font-name-asian="Noto Sans Mono CJK SC" style:font-name-complex="Liberation Mono"/>
    </style:style>
    <style:style style:name="T83" style:family="text">
      <style:text-properties officeooo:rsid="00b1fce7"/>
    </style:style>
    <style:style style:name="T84" style:family="text">
      <style:text-properties officeooo:rsid="00b23a86"/>
    </style:style>
    <style:style style:name="T85" style:family="text">
      <style:text-properties fo:font-style="italic" officeooo:rsid="00b69ae6" style:font-style-asian="italic" style:font-weight-asian="normal" style:font-style-complex="italic" style:font-weight-complex="normal"/>
    </style:style>
    <style:style style:name="T86" style:family="text">
      <style:text-properties officeooo:rsid="00b8a4cd"/>
    </style:style>
    <style:style style:name="T87" style:family="text">
      <style:text-properties officeooo:rsid="00ba6eae"/>
    </style:style>
    <style:style style:name="T88" style:family="text">
      <style:text-properties style:font-name="dejavu sans mono" fo:font-weight="normal" officeooo:rsid="00767cc5" style:font-weight-asian="normal" style:font-weight-complex="normal"/>
    </style:style>
    <style:style style:name="T89" style:family="text">
      <style:text-properties style:font-name="dejavu sans mono" fo:font-weight="normal" officeooo:rsid="00c2bcfb" style:font-weight-asian="normal" style:font-weight-complex="normal"/>
    </style:style>
    <style:style style:name="T90" style:family="text">
      <style:text-properties officeooo:rsid="00c3ba02"/>
    </style:style>
    <style:style style:name="T91" style:family="text">
      <style:text-properties officeooo:rsid="00c817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76">https://habr.com/ru/companies/flant/articles/336654/</text:span></text:a></text:p>
      <text:p text:style-name="P2"/>
      <text:p text:style-name="P63">Запуск из моего репозитория</text:p>
      <text:p text:style-name="P62">docker run <text:s/>-e TERM=xterm <text:s/>8evgeny/cowsay-dockerfile</text:p>
      <text:p text:style-name="P54"/>
      <text:p text:style-name="P53"><text:span text:style-name="T81">ssh </text:span><text:a xlink:type="simple" xlink:href="mailto:asoldatov@172.17.4.40" text:style-name="Internet_20_link" text:visited-style-name="Visited_20_Internet_20_Link"><text:span text:style-name="T81">asoldatov@172.17.4.40</text:span></text:a></text:p>
      <text:p text:style-name="P57"><text:span text:style-name="T10">8B&amp;987b*&amp;^5c*V&amp;^%</text:span></text:p>
      <text:p text:style-name="P57"><text:span text:style-name="T10"/></text:p>
      <text:p text:style-name="P56"><text:span text:style-name="T11">ssh </text:span><text:a xlink:type="simple" xlink:href="mailto:evg@172.17.4.40" text:style-name="Internet_20_link" text:visited-style-name="Visited_20_Internet_20_Link"><text:span text:style-name="T12">evg</text:span></text:a><text:a xlink:type="simple" xlink:href="mailto:evg@172.17.4.40" text:style-name="Internet_20_link" text:visited-style-name="Visited_20_Internet_20_Link"><text:span text:style-name="T11">@172.17.4.40</text:span></text:a></text:p>
      <text:p text:style-name="P58"><text:span text:style-name="T10">123</text:span></text:p>
      <text:p text:style-name="P47"/>
      <text:p text:style-name="P59"><text:span text:style-name="T67">sudo sshfs -o allow_other </text:span><text:span text:style-name="T68">evg</text:span><text:span text:style-name="T67">@172.17.4.40:/home/</text:span><text:span text:style-name="T68">evg</text:span><text:span text:style-name="T67">/ ~/SOFT/Github/GIT/24_arhiv/</text:span><text:span text:style-name="T68">evg</text:span></text:p>
      <text:p text:style-name="P59"><text:span text:style-name="T68"/></text:p>
      <text:p text:style-name="P33"><text:span text:style-name="T79">docker run -it --rm -d -p </text:span><text:span text:style-name="T77">8888</text:span><text:span text:style-name="T79">:80 --name web -v </text:span><text:span text:style-name="T78">/home/evg/16_WEB_ARHIV/CONTENT</text:span><text:span text:style-name="T79">:/usr/share/nginx/html nginx </text:span></text:p>
      <text:p text:style-name="P56"><text:a xlink:type="simple" xlink:href="http://172.17.4.40:8888/" text:style-name="Internet_20_link" text:visited-style-name="Visited_20_Internet_20_Link"><text:span text:style-name="T65">http://172.17.4.40:8</text:span></text:a><text:a xlink:type="simple" xlink:href="http://172.17.4.40:8888/" text:style-name="Internet_20_link" text:visited-style-name="Visited_20_Internet_20_Link"><text:span text:style-name="T66">888</text:span></text:a></text:p>
      <text:p text:style-name="P48"/>
      <text:p text:style-name="P31">docker build -t <text:s/>createwebcontent ~/SOFT/Github/GIT/16_WEB_ARHIV <text:s/><text:span text:style-name="T80">(см Dockerfile)</text:span></text:p>
      <text:p text:style-name="P30">docker tag createwebcontent 8evgeny/createwebcontent</text:p>
      <text:p text:style-name="P30">docker push 8evgeny/createwebcontent</text:p>
      <text:p text:style-name="P30"/>
      <text:p text:style-name="P35"/>
      <text:p text:style-name="P38">Скрипт start</text:p>
      <text:p text:style-name="P34"/>
      <text:p text:style-name="P36"><text:span text:style-name="T82">#!/usr/bin/bash</text:span></text:p>
      <text:p text:style-name="P36"><text:span text:style-name="T82">docker run --name=createwebcontent -v /etc/timezone:/etc/timezone:ro -v /etc/localtime:/etc/localtime:ro -v /home/evg/Ниокр-Актуальные_документы:/home/evg/SOFT/Github/GIT/16_WEB_ARHIV/Ниокр-Актуальные_документы 8evgeny/createwebcontent</text:span></text:p>
      <text:p text:style-name="P36"><text:span text:style-name="T82">docker cp createwebcontent:/home/evg/SOFT/Github/GIT/16_WEB_ARHIV/CONTENT /home/evg/16_WEB_ARHIV </text:span></text:p>
      <text:p text:style-name="P36"><text:span text:style-name="T82">docker stop <text:s/>createwebcontent</text:span></text:p>
      <text:p text:style-name="P36"><text:span text:style-name="T82">docker rm <text:s/>createwebcontent</text:span></text:p>
      <text:p text:style-name="P2"/>
      <text:p text:style-name="P39">- Контейнер создан с теми-же путями</text:p>
      <text:p text:style-name="P39">- Помещен в DockerHub</text:p>
      <text:p text:style-name="P39">- На виртуалке по команде docker run <text:s/>он <text:s/>выкачивается</text:p>
      <text:p text:style-name="P46"><text:span text:style-name="T22">- </text:span><text:span text:style-name="T24">При запуске </text:span><text:span text:style-name="T26">у</text:span><text:span text:style-name="T24"> </text:span><text:span text:style-name="T23">контейнера </text:span><text:span text:style-name="T24">подменяется путь к Актуальным документам <text:s/></text:span><text:span text:style-name="T23">(используется не внутренний а </text:span><text:span text:style-name="T26">путь виртуалки</text:span><text:span text:style-name="T23"> </text:span><text:span text:style-name="T25">/home/evg/Ниокр-Актуальные_документы</text:span><text:span text:style-name="T24"> (добавить потом другие пути)</text:span></text:p>
      <text:p text:style-name="P40">- <text:span text:style-name="T83">/home/evg/16_WEB_ARHIV/</text:span><text:span text:style-name="T91">CONTENT</text:span><text:span text:style-name="T83"> <text:s/>- <text:s/>и все что внутри - результат работы контейнера</text:span></text:p>
      <text:p text:style-name="P45"><text:span text:style-name="T22">- После работы </text:span><text:span text:style-name="T26">контейнер</text:span><text:span text:style-name="T22"> останавливается но не удаляется ( нет флага –rm )</text:span></text:p>
      <text:p text:style-name="P41">- Копируем все содержимое контейнера <text:span text:style-name="T84">в </text:span><text:span text:style-name="T83">/home/evg/16_WEB_ARHIV</text:span></text:p>
      <text:p text:style-name="P39">- Удаляем контейнер</text:p>
      <text:p text:style-name="P42"/>
      <text:p text:style-name="P42"/>
      <text:p text:style-name="P42">smbclient //fs01.git-holding.ru/git -U evgeniy.parubets@git-holding.ru</text:p>
      <text:p text:style-name="P42">Qwerty123Qwerty123</text:p>
      <text:p text:style-name="P42"/>
      <text:p text:style-name="P43">sudo mount.cifs //fs01.git-holding.ru/git/TRANSFER /home/evg/TRANSFER -o <text:a xlink:type="simple" xlink:href="mailto:username%3Devgeniy.parubets@git-holding.ru" text:style-name="Internet_20_link" text:visited-style-name="Visited_20_Internet_20_Link">username=evgeniy.parubets@git-holding.ru</text:a>,password=Qwerty123Qwerty123,vers=1.0</text:p>
      <text:p text:style-name="P43"/>
      <text:p text:style-name="P32"><text:span text:style-name="T28">sudo mount.cifs //fs01.git-holding.ru/git/</text:span><text:span text:style-name="T36">Рабочие</text:span><text:span text:style-name="T37">\</text:span><text:span text:style-name="T36"> группы</text:span><text:span text:style-name="T28"> /home/evg/</text:span><text:span text:style-name="T38">WG</text:span><text:span text:style-name="T28"> -o username=evgeniy.parubets@git-holding.ru,password=Qwerty123Qwerty123,vers=1.0</text:span></text:p>
      <text:p text:style-name="P2"/>
      <text:p text:style-name="P55"/>
      <text:p text:style-name="P51"><text:span text:style-name="T70">//fs01.git-holding.ru/git/Рабочие\ группы</text:span><text:span text:style-name="T69"> </text:span><text:span text:style-name="T71">~</text:span><text:span text:style-name="T70">/WORKGRUP</text:span><text:span text:style-name="T69"> cifs <text:s/>rw,iocharset=utf8,workgroup=group,username=</text:span><text:span text:style-name="T70">evgeniy.parubets@git-holding.ru</text:span><text:span text:style-name="T69">,password=</text:span><text:span text:style-name="T70">Qwerty123Qwerty123</text:span><text:span text:style-name="T69">,uid=1000,gid=1000,dir_mode=0777,file_mode=0666,</text:span><text:span text:style-name="T75">vers=2.1</text:span><text:span text:style-name="T69"> 0 0</text:span></text:p>
      <text:p text:style-name="P49"/>
      <text:p text:style-name="P60"><text:span text:style-name="T29">sudo mount.cifs -</text:span><text:span text:style-name="T31">o </text:span><text:a xlink:type="simple" xlink:href="mailto:username%3Devgeniy.parubets@git-holding.ru" text:style-name="Internet_20_link" text:visited-style-name="Visited_20_Internet_20_Link">username=evgeniy.parubets@git-holding.ru</text:a><text:span text:style-name="T29">,iocharset=utf8,vers=</text:span><text:span text:style-name="T32">1</text:span><text:span text:style-name="T29">.</text:span><text:span text:style-name="T32">0</text:span><text:span text:style-name="T29"> <text:s/>//fs01.git-holding.ru/git/Рабочие</text:span><text:span text:style-name="T30">\</text:span><text:span text:style-name="T29"> группы/Ниокр-Документы</text:span><text:span text:style-name="T30">\</text:span><text:span text:style-name="T29"> по</text:span><text:span text:style-name="T30">\</text:span><text:span text:style-name="T29"> обозначениям /</text:span><text:span text:style-name="T39">home/evg/Ниокр-Документы_по_обозначениям</text:span><text:span text:style-name="T29"> </text:span></text:p>
      <text:p text:style-name="P2"/>
      <text:p text:style-name="P52"><text:span text:style-name="T13">sudo mount.cifs -</text:span><text:span text:style-name="T14">o </text:span><text:a xlink:type="simple" xlink:href="mailto:username%3Devgeniy.parubets@git-holding.ru" text:style-name="Internet_20_link" text:visited-style-name="Visited_20_Internet_20_Link">username=evgeniy.parubets@git-holding.ru</text:a><text:span text:style-name="T13"> //fs01.git-holding.ru/git/”Рабочие</text:span><text:span text:style-name="T19">\</text:span><text:span text:style-name="T13"> группы” /</text:span><text:span text:style-name="T20">home/evg/</text:span><text:span text:style-name="T21">WG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3">docker run hello-world</text:p>
      <text:p text:style-name="P3">docker run -it ubuntu bash</text:p>
      <text:p text:style-name="P4">docker image ls</text:p>
      <text:p text:style-name="P7"><text:span text:style-name="T63">docker rm </text:span><text:span text:style-name="T64">ИМЯ </text:span><text:span text:style-name="T62"><text:tab/> <text:s/><text:tab/></text:span><text:span text:style-name="T42">удалить окончательно</text:span></text:p>
      <text:p text:style-name="P10"/>
      <text:p text:style-name="P5"><text:span text:style-name="T43">docker rm -v $(docker ps -aq -f status=exited) <text:s text:c="2"/></text:span><text:span text:style-name="T41">удалить все остановленные</text:span><text:span text:style-name="T40"><text:tab/></text:span></text:p>
      <text:p text:style-name="P26"><text:span text:style-name="T58">echo alias </text:span><text:span text:style-name="T59">drm</text:span><text:span text:style-name="T58">="'docker rm -v $(docker ps -aq -f status=exited)'"&gt;&gt;.bashrc</text:span></text:p>
      <text:p text:style-name="P10"/>
      <text:p text:style-name="P8"><text:span text:style-name="T1">docker rm -v $(docker ps -aq -f status=</text:span><text:span text:style-name="T2">created</text:span><text:span text:style-name="T1">)</text:span></text:p>
      <text:p text:style-name="P6">docker rm 3e4029856551</text:p>
      <text:p text:style-name="P8"><text:span text:style-name="T1">docker </text:span><text:span text:style-name="T3">start</text:span><text:span text:style-name="T1"> 02b4b3b7b905</text:span></text:p>
      <text:p text:style-name="P6">docker stop 02b4b3b7b905</text:p>
      <text:p text:style-name="P6"/>
      <text:p text:style-name="P6">С помощью Docker можно запустить командную оболочку shell внутри контейнера, выполнив следующую команду:</text:p>
      <text:p text:style-name="P11"><text:span text:style-name="T1">$ docker run -it -h </text:span><text:span text:style-name="T4">debian</text:span><text:span text:style-name="T1"> --</text:span><text:span text:style-name="T5">n</text:span><text:span text:style-name="T6">ame</text:span><text:span text:style-name="T5"> debian </text:span><text:span text:style-name="T1">debian /bin/bash</text:span></text:p>
      <text:p text:style-name="P6"/>
      <text:p text:style-name="P29"><text:span text:style-name="T44">docker run -it --name cowsay -h cowsay </text:span><text:span text:style-name="T48">debian</text:span><text:span text:style-name="T44"> bash </text:span></text:p>
      <text:p text:style-name="P29"><text:span text:style-name="T44">apt-get update </text:span><text:span text:style-name="T47">&amp;&amp; </text:span><text:span text:style-name="T44">apt-get install -y cowsay fortune </text:span></text:p>
      <text:p text:style-name="P14"><text:span text:style-name="T45">echo </text:span><text:span text:style-name="T46">"while true; do clear &amp;&amp; /usr/games/fortune | /usr/games/cowsay &amp;&amp; sleep </text:span><text:span text:style-name="T45">3</text:span><text:span text:style-name="T46">; done" &gt; /</text:span><text:span text:style-name="T49">usr/games/</text:span><text:span text:style-name="T46">test.sh</text:span></text:p>
      <text:p text:style-name="P18">chmod +x /usr/games/test.sh</text:p>
      <text:p text:style-name="P20"><text:span text:style-name="T46">/</text:span><text:span text:style-name="T49">usr/games/</text:span><text:span text:style-name="T46">test.sh</text:span></text:p>
      <text:p text:style-name="P9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5">docker commit cowsay test/cowsayimage</text:p>
      <text:p text:style-name="P9"><text:s/>Теперь у нас есть образ с предустановленным приложением cowsay, который мы можем запускать в любое время:</text:p>
      <text:p text:style-name="P16">docker run <text:s/>-e TERM=xterm <text:s/>test/cowsayimage <text:span text:style-name="T57">sh </text:span><text:span text:style-name="T53">/</text:span><text:span text:style-name="T54">usr/games/</text:span><text:span text:style-name="T53">test.sh</text:span></text:p>
      <text:p text:style-name="P21"><text:span text:style-name="T50">docker </text:span><text:span text:style-name="T51">run</text:span><text:span text:style-name="T50"> --tty </text:span><text:span text:style-name="T51">test/cowsayimage</text:span><text:span text:style-name="T50"> env TERM=xterm /</text:span><text:span text:style-name="T52">usr/games/</text:span><text:span text:style-name="T50">test.sh</text:span></text:p>
      <text:p text:style-name="P17">echo alias cowsay="'docker run --tty test/cowsayimage env TERM=xterm /usr/games/test.sh'"&gt;&gt;.bashrc</text:p>
      <text:p text:style-name="P22"><text:span text:style-name="T56">п</text:span><text:span text:style-name="T55">ерезагрузить терминал</text:span></text:p>
      <text:p text:style-name="P19">cowsay</text:p>
      <text:p text:style-name="P61"/>
      <text:p text:style-name="P25">docker system prune -a</text:p>
      <text:p text:style-name="P24">Веб-сервер <text:s/></text:p>
      <text:p text:style-name="P28">docker run -it --rm -d -p 8080:80 --name web -v ~/SOFT/Github/GIT/16_WEB_ARHIV/CONTENT:/usr/share/nginx/html nginx</text:p>
      <text:p text:style-name="P12"><text:span text:style-name="T60"><text:s text:c="36"/></text:span>или</text:p>
      <text:p text:style-name="P12">docker<text:span text:style-name="T60"> </text:span>run<text:span text:style-name="T60"> </text:span>-it<text:span text:style-name="T60"> </text:span>--rm<text:span text:style-name="T60"> </text:span>-d<text:span text:style-name="T60"> </text:span>-p<text:span text:style-name="T60"> </text:span><text:span text:style-name="T61">8080</text:span>:<text:span text:style-name="T61">80</text:span><text:span text:style-name="T60"> </text:span>--name<text:span text:style-name="T60"> </text:span>web2<text:span text:style-name="T60"> </text:span>-v<text:span text:style-name="T60"> </text:span>~/SOFT/Github/GIT/<text:span text:style-name="T61">16_WEB_ARHIV</text:span>/CONTENT:/usr/local/apache2/htdocs/<text:span text:style-name="T60"> </text:span>httpd:<text:span text:style-name="T61">2.4</text:span></text:p>
      <text:p text:style-name="P13"/>
      <text:p text:style-name="P13"/>
      <text:p text:style-name="P12">docker<text:span text:style-name="T60"> </text:span>build<text:span text:style-name="T60"> </text:span>-t<text:span text:style-name="T60"> <text:s/></text:span>createwebcontent<text:span text:style-name="T60"> </text:span>~/SOFT/Github/GIT/<text:span text:style-name="T61">16_WEB_ARHIV</text:span></text:p>
      <text:p text:style-name="P12">Один<text:span text:style-name="T60"> </text:span>раз<text:span text:style-name="T60"> </text:span>дать<text:span text:style-name="T60"> </text:span>права<text:span text:style-name="T60"> </text:span>на<text:span text:style-name="T60"> </text:span>запись<text:span text:style-name="T60"> </text:span>других</text:p>
      <text:p text:style-name="P27">sudo<text:span text:style-name="T60"> </text:span>chmod<text:span text:style-name="T60"> </text:span>-R<text:span text:style-name="T60"> </text:span>ugo+rwx<text:span text:style-name="T60"> </text:span>~/SOFT/Github/GIT/<text:span text:style-name="T61">16_WEB_ARHIV</text:span>/CONTENT/content_for_web</text:p>
      <text:p text:style-name="P12">После<text:span text:style-name="T60"> </text:span>отработки<text:span text:style-name="T60"> </text:span>контейнера,<text:span text:style-name="T60"> </text:span>чтобы<text:span text:style-name="T60"> </text:span>пересобрать<text:span text:style-name="T60"> </text:span>-<text:span text:style-name="T60"> </text:span>удалить<text:span text:style-name="T60"> </text:span>под<text:span text:style-name="T60"> </text:span>root<text:span text:style-name="T60"> </text:span>файлы<text:span text:style-name="T60"> </text:span>из<text:span text:style-name="T60"> </text:span>content_for_web<text:span text:style-name="T60"> <text:s/></text:span>или</text:p>
      <text:p text:style-name="P27">sudo<text:span text:style-name="T60"> </text:span>chown<text:span text:style-name="T60"> </text:span>-R<text:span text:style-name="T60"> </text:span>evg:evg<text:span text:style-name="T60"> </text:span>~/SOFT/Github/GIT/<text:span text:style-name="T61">16_WEB_ARHIV</text:span>/CONTENT/content_for_web<text:span text:style-name="T60"> </text:span>&amp;&amp;<text:span text:style-name="T60"> </text:span>chmod<text:span text:style-name="T60"> </text:span>-R<text:span text:style-name="T60"> </text:span>ugo+rwx<text:span text:style-name="T60"> </text:span>~/SOFT/Github/GIT/<text:span text:style-name="T61">16_WEB_ARHIV</text:span>/CONTENT/content_for_web</text:p>
      <text:p text:style-name="P12">docker<text:span text:style-name="T60"> </text:span>run<text:span text:style-name="T60"> </text:span>--name=createwebcontent<text:span text:style-name="T60"> </text:span>--rm<text:span text:style-name="T60"> </text:span>-v<text:span text:style-name="T60"> </text:span>~/SOFT/Github/GIT/<text:span text:style-name="T61">16_WEB_ARHIV</text:span>/CONTENT:/home/evg/CONTENT<text:span text:style-name="T60"> </text:span>-v<text:span text:style-name="T60"> </text:span>~/SOFT/Github/GIT/<text:span text:style-name="T61">16_WEB_ARHIV</text:span>/Ниокр-Актуальные_документы:/home/evg/Ниокр-Актуальные_документы<text:span text:style-name="T60"> </text:span>-v<text:span text:style-name="T60"> </text:span>~/SOFT/Github/GIT/<text:span text:style-name="T61">16_WEB_ARHIV</text:span>/Ниокр-Документы_по_обозначениям:/home/evg/Ниокр-Документы_по_обозначениям<text:span text:style-name="T60"> </text:span>-v<text:span text:style-name="T60"> </text:span>~/SOFT/Github/GIT/<text:span text:style-name="T61">16_WEB_ARHIV</text:span>/Ниокр-Извещения_об_изменении:/home/evg/Ниокр-Извещения_об_изменении<text:span text:style-name="T60"> </text:span>-v<text:span text:style-name="T60"> </text:span>~/SOFT/Github/GIT/<text:span text:style-name="T61">16_WEB_ARHIV</text:span>/Ниокр-Неактуальные_документы:/home/evg/Ниокр-Неактуальные_документы<text:span text:style-name="T60"> </text:span>-v<text:span text:style-name="T60"> </text:span>/etc/timezone:/etc/timezone:ro<text:span text:style-name="T60"> </text:span>-v<text:span text:style-name="T60"> </text:span>/etc/localtime:/etc/localtime:ro<text:span text:style-name="T60"> </text:span>createwebcontent</text:p>
      <text:p text:style-name="P12"><text:soft-page-break/></text:p>
      <text:p text:style-name="P12">docker<text:span text:style-name="T60"> </text:span>system<text:span text:style-name="T60"> </text:span>prune</text:p>
      <text:p text:style-name="P12">cd<text:span text:style-name="T60"> </text:span>~/SOFT/Github/GIT/<text:span text:style-name="T61">16_WEB_ARHIV</text:span><text:span text:style-name="T60"> </text:span>&amp;&amp;<text:span text:style-name="T60"> </text:span>docker<text:span text:style-name="T60"> </text:span>save<text:span text:style-name="T60"> </text:span>createwebcontent<text:span text:style-name="T60"> </text:span>&gt;<text:span text:style-name="T60"> </text:span>createwebcontent.tar</text:p>
      <text:p text:style-name="P12">cd<text:span text:style-name="T60"> </text:span>~/SOFT/Github/GIT/<text:span text:style-name="T61">16_WEB_ARHIV</text:span><text:span text:style-name="T60"> </text:span>&amp;&amp;<text:span text:style-name="T60"> </text:span>docker<text:span text:style-name="T60"> </text:span>load<text:span text:style-name="T60"> </text:span>-i<text:span text:style-name="T60"> </text:span>createwebcontent.tar</text:p>
      <text:p text:style-name="P23"/>
      <text:p text:style-name="P64"/>
      <text:p text:style-name="P5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5T10:20:17.899389188</dc:date>
    <meta:editing-duration>P1DT9H40M12S</meta:editing-duration>
    <meta:editing-cycles>146</meta:editing-cycles>
    <meta:document-statistic meta:table-count="0" meta:image-count="0" meta:object-count="0" meta:page-count="3" meta:paragraph-count="76" meta:word-count="519" meta:character-count="5581" meta:non-whitespace-character-count="5082"/>
  </office:meta>
</office:document-meta>
</file>